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⚔️ <text:span text:style-name="Strong_20_Emphasis">SOUL: Pyre of Determination</text:span></text:h>
      <text:h text:style-name="Heading_20_3" text:outline-level="3"><text:span text:style-name="Emphasis">Game Design Document (Complete Blueprint)</text:span></text:h>
      <text:p text:style-name="Horizontal_20_Line"/>
      <text:h text:style-name="Heading_20_2" text:outline-level="2">1. Core Philosophy</text:h>
      <text:list text:style-name="L1">
        <text:list-item>
          <text:p text:style-name="P1"><text:span text:style-name="Strong_20_Emphasis">Not a game, but a trial.</text:span> Brutal, unforgiving, artistic.</text:p>
        </text:list-item>
        <text:list-item>
          <text:p text:style-name="P1">No pacifism, no shortcuts. <text:span text:style-name="Strong_20_Emphasis">Genocide is the only path.</text:span></text:p>
        </text:list-item>
        <text:list-item>
          <text:p text:style-name="P1">Every choice — kill, burn, revive — must feel like <text:span text:style-name="Emphasis">sacrifice.</text:span></text:p>
        </text:list-item>
        <text:list-item>
          <text:p text:style-name="P1">By the end, even victory feels hollow. That emptiness <text:span text:style-name="Strong_20_Emphasis">is the art.</text:span></text:p>
        </text:list-item>
      </text:list>
      <text:p text:style-name="Horizontal_20_Line"/>
      <text:h text:style-name="Heading_20_2" text:outline-level="2">2. Gameplay Loop</text:h>
      <text:list text:style-name="L2">
        <text:list-item>
          <text:p text:style-name="P2"><text:span text:style-name="Strong_20_Emphasis">Explore</text:span> hostile, decaying environments.</text:p>
        </text:list-item>
        <text:list-item>
          <text:p text:style-name="P2"><text:span text:style-name="Strong_20_Emphasis">Hunt</text:span> → every monster must die.</text:p>
        </text:list-item>
        <text:list-item>
          <text:p text:style-name="P2"><text:span text:style-name="Strong_20_Emphasis">Countdown</text:span> → visible number of monsters left, becomes distorted as genocide nears.</text:p>
        </text:list-item>
        <text:list-item>
          <text:p text:style-name="P2"><text:span text:style-name="Strong_20_Emphasis">Boss</text:span> → appears only when genocide complete.</text:p>
        </text:list-item>
        <text:list-item>
          <text:p text:style-name="P2"><text:span text:style-name="Strong_20_Emphasis">Death</text:span> → choice between:</text:p>
          <text:list>
            <text:list-item>
              <text:p text:style-name="P2">Restart (permadeath).</text:p>
            </text:list-item>
            <text:list-item>
              <text:p text:style-name="P2">Burn SOUL (on-chain) to revive → costly and corrupting.</text:p>
            </text:list-item>
          </text:list>
        </text:list-item>
      </text:list>
      <text:p text:style-name="Horizontal_20_Line"/>
      <text:h text:style-name="Heading_20_2" text:outline-level="2">3. Currency &amp; Token Integration</text:h>
      <text:h text:style-name="Heading_20_3" text:outline-level="3">SOUL (on-chain token)</text:h>
      <text:list text:style-name="L3">
        <text:list-item>
          <text:p text:style-name="P3">Used for <text:span text:style-name="Strong_20_Emphasis">burn-to-revive</text:span>.</text:p>
        </text:list-item>
        <text:list-item>
          <text:p text:style-name="P3">Used for <text:span text:style-name="Strong_20_Emphasis">ritual/global events</text:span> (boss summons, pyre burns).</text:p>
        </text:list-item>
        <text:list-item>
          <text:p text:style-name="P3"><text:span text:style-name="Strong_20_Emphasis">Manual burns only</text:span> (pump.fun launch = no auto-tax). Burns verified by sending to burn address <text:span text:style-name="Source_20_Text">11111111111111111111111111111111</text:span>.</text:p>
        </text:list-item>
      </text:list>
      <text:h text:style-name="Heading_20_3" text:outline-level="3">Ash / Fragments (in-game)</text:h>
      <text:list text:style-name="L4">
        <text:list-item>
          <text:p text:style-name="P4">Earned by killing monsters &amp; finishing areas.</text:p>
        </text:list-item>
        <text:list-item>
          <text:p text:style-name="P4">Used for temporary upgrades (weapons, abilities).</text:p>
        </text:list-item>
        <text:list-item>
          <text:p text:style-name="P4"><text:span text:style-name="Strong_20_Emphasis">Not on-chain</text:span> → keeps base game free-to-play.</text:p>
        </text:list-item>
      </text:list>
      <text:p text:style-name="Horizontal_20_Line"/>
      <text:h text:style-name="Heading_20_2" text:outline-level="2"><text:soft-page-break/>4. Burn-to-Revive Mechanics</text:h>
      <text:h text:style-name="Heading_20_3" text:outline-level="3">Costs (escalating)</text:h>
      <text:list text:style-name="L5">
        <text:list-item>
          <text:p text:style-name="P5"><text:span text:style-name="Strong_20_Emphasis">Area 1:</text:span> 500 → 1000 → 2500 SOUL.</text:p>
        </text:list-item>
        <text:list-item>
          <text:p text:style-name="P5"><text:span text:style-name="Strong_20_Emphasis">Area 2:</text:span> 1000 → 2500 → 5000 SOUL.</text:p>
        </text:list-item>
        <text:list-item>
          <text:p text:style-name="P5"><text:span text:style-name="Strong_20_Emphasis">Area 3:</text:span> 5000 → 10,000 → 25,000 SOUL.</text:p>
        </text:list-item>
        <text:list-item>
          <text:p text:style-name="P5">After 3rd revive → permadeath, restart run.</text:p>
        </text:list-item>
      </text:list>
      <text:h text:style-name="Heading_20_3" text:outline-level="3">Penalties</text:h>
      <text:list text:style-name="L6">
        <text:list-item>
          <text:p text:style-name="P6">Reviving permanently corrupts screen, whispers, and endings.</text:p>
        </text:list-item>
        <text:list-item>
          <text:p text:style-name="P6">Reviving too much → HUD elements vanish, screen fragments, music drowned by whispers.</text:p>
        </text:list-item>
        <text:list-item>
          <text:p text:style-name="P6">Heavy revival leads to <text:span text:style-name="Strong_20_Emphasis">corrupted ending:</text:span> whispers mock, <text:span text:style-name="Emphasis">“You don’t live — you only burn.”</text:span></text:p>
        </text:list-item>
      </text:list>
      <text:h text:style-name="Heading_20_3" text:outline-level="3">Ritual Burns</text:h>
      <text:list text:style-name="L7">
        <text:list-item>
          <text:p text:style-name="P7">Community-wide events: burn totals unlock boss fights, story layers, or cosmetic corruption.</text:p>
        </text:list-item>
        <text:list-item>
          <text:p text:style-name="P7">Global whisper/music intensity tied to total burns.</text:p>
        </text:list-item>
      </text:list>
      <text:h text:style-name="Heading_20_3" text:outline-level="3">Leaderboard</text:h>
      <text:list text:style-name="L8">
        <text:list-item>
          <text:p text:style-name="P8">Top sacrificers recognized with roles/titles (<text:span text:style-name="Emphasis">Watcher, Ashborn, Flamebearer</text:span>).</text:p>
        </text:list-item>
      </text:list>
      <text:p text:style-name="Horizontal_20_Line"/>
      <text:h text:style-name="Heading_20_2" text:outline-level="2">5. Countdown Behavior</text:h>
      <text:h text:style-name="Heading_20_3" text:outline-level="3">Area 1: Hollow Vale</text:h>
      <text:list text:style-name="L9">
        <text:list-item>
          <text:p text:style-name="P9"><text:span text:style-name="Strong_20_Emphasis">14–10:</text:span> Clear white pixel font.</text:p>
        </text:list-item>
        <text:list-item>
          <text:p text:style-name="P9"><text:span text:style-name="Strong_20_Emphasis">9–5:</text:span> Flickers, CRT static.</text:p>
        </text:list-item>
        <text:list-item>
          <text:p text:style-name="P9"><text:span text:style-name="Strong_20_Emphasis">4–2:</text:span> Distorted glyphs.</text:p>
        </text:list-item>
        <text:list-item>
          <text:p text:style-name="P9"><text:span text:style-name="Strong_20_Emphasis">1:</text:span> Unreadable static, whisper: <text:span text:style-name="Emphasis">“Only one remains…”</text:span>.</text:p>
        </text:list-item>
        <text:list-item>
          <text:p text:style-name="P9"><text:span text:style-name="Strong_20_Emphasis">0:</text:span> Counter disappears → silence → boss spawns.</text:p>
        </text:list-item>
      </text:list>
      <text:h text:style-name="Heading_20_3" text:outline-level="3">Area 2: Shattered Crypt</text:h>
      <text:list text:style-name="L10">
        <text:list-item>
          <text:p text:style-name="P10"><text:span text:style-name="Strong_20_Emphasis">14–10:</text:span> Icy blue counter, stable.</text:p>
        </text:list-item>
        <text:list-item>
          <text:p text:style-name="P10"><text:span text:style-name="Strong_20_Emphasis">9–6:</text:span> Freezes, cracks, reforms.</text:p>
        </text:list-item>
        <text:list-item>
          <text:p text:style-name="P10"><text:span text:style-name="Strong_20_Emphasis">5–3:</text:span> Appears in random screen locations.</text:p>
        </text:list-item>
        <text:list-item>
          <text:p text:style-name="P10"><text:span text:style-name="Strong_20_Emphasis">1:</text:span> Full frost overlay, whisper shrieks.</text:p>
        </text:list-item>
        <text:list-item>
          <text:p text:style-name="P10"><text:soft-page-break/><text:span text:style-name="Strong_20_Emphasis">0:</text:span> Counter gone → chains snap → boss awakens.</text:p>
        </text:list-item>
      </text:list>
      <text:h text:style-name="Heading_20_3" text:outline-level="3">Area 3: Abyss Below</text:h>
      <text:list text:style-name="L11">
        <text:list-item>
          <text:p text:style-name="P11"><text:span text:style-name="Strong_20_Emphasis">13–10:</text:span> Counter fractured.</text:p>
        </text:list-item>
        <text:list-item>
          <text:p text:style-name="P11"><text:span text:style-name="Strong_20_Emphasis">7:</text:span> Flickers between true number &amp; “0.”</text:p>
        </text:list-item>
        <text:list-item>
          <text:p text:style-name="P11"><text:span text:style-name="Strong_20_Emphasis">3:</text:span> Cycles random numbers rapidly.</text:p>
        </text:list-item>
        <text:list-item>
          <text:p text:style-name="P11"><text:span text:style-name="Strong_20_Emphasis">1:</text:span> Counter replaced with <text:span text:style-name="Emphasis">“ENOUGH.”</text:span></text:p>
        </text:list-item>
        <text:list-item>
          <text:p text:style-name="P11"><text:span text:style-name="Strong_20_Emphasis">0:</text:span> Screen collapse, whispers scream, boss fight begins.</text:p>
        </text:list-item>
      </text:list>
      <text:p text:style-name="Horizontal_20_Line"/>
      <text:h text:style-name="Heading_20_2" text:outline-level="2">6. Whispers System</text:h>
      <text:h text:style-name="Heading_20_3" text:outline-level="3">Progression</text:h>
      <text:list text:style-name="L12">
        <text:list-item>
          <text:p text:style-name="P12"><text:span text:style-name="Strong_20_Emphasis">Early:</text:span> Subliminal, barely audible.</text:p>
        </text:list-item>
        <text:list-item>
          <text:p text:style-name="P12"><text:span text:style-name="Strong_20_Emphasis">Mid:</text:span> Audible after each kill: <text:span text:style-name="Emphasis">“Keep going…”</text:span>.</text:p>
        </text:list-item>
        <text:list-item>
          <text:p text:style-name="P12"><text:span text:style-name="Strong_20_Emphasis">Late:</text:span> Overlapping, distorted voices.</text:p>
        </text:list-item>
        <text:list-item>
          <text:p text:style-name="P12"><text:span text:style-name="Strong_20_Emphasis">Final stretch:</text:span> Words crawl visibly across screen edges.</text:p>
        </text:list-item>
      </text:list>
      <text:h text:style-name="Heading_20_3" text:outline-level="3">Burn-Triggered</text:h>
      <text:list text:style-name="L13">
        <text:list-item>
          <text:p text:style-name="P13"><text:span text:style-name="Strong_20_Emphasis">1st revive:</text:span> <text:span text:style-name="Emphasis">“Your SOUL burns brighter…”</text:span>.</text:p>
        </text:list-item>
        <text:list-item>
          <text:p text:style-name="P13"><text:span text:style-name="Strong_20_Emphasis">2nd revive:</text:span> <text:span text:style-name="Emphasis">“The Pyre owns you…”</text:span>.</text:p>
        </text:list-item>
        <text:list-item>
          <text:p text:style-name="P13"><text:span text:style-name="Strong_20_Emphasis">3rd revive:</text:span> <text:span text:style-name="Emphasis">“You don’t live — you only burn.”</text:span>.</text:p>
        </text:list-item>
      </text:list>
      <text:h text:style-name="Heading_20_3" text:outline-level="3">Area-Specific</text:h>
      <text:list text:style-name="L14">
        <text:list-item>
          <text:p text:style-name="P14"><text:span text:style-name="Strong_20_Emphasis">Vale:</text:span> Whisper escalation matches countdown.</text:p>
        </text:list-item>
        <text:list-item>
          <text:p text:style-name="P14"><text:span text:style-name="Strong_20_Emphasis">Crypt:</text:span> Colder, sharper → <text:span text:style-name="Emphasis">“Frozen. Forgotten. Buried.”</text:span></text:p>
        </text:list-item>
        <text:list-item>
          <text:p text:style-name="P14"><text:span text:style-name="Strong_20_Emphasis">Abyss:</text:span> Layered voices → <text:span text:style-name="Emphasis">“It’s already over.”</text:span> / <text:span text:style-name="Emphasis">“SOUL burns, and nothing remains.”</text:span></text:p>
        </text:list-item>
      </text:list>
      <text:p text:style-name="Horizontal_20_Line"/>
      <text:h text:style-name="Heading_20_2" text:outline-level="2">7. Music Design</text:h>
      <text:h text:style-name="Heading_20_3" text:outline-level="3">Instruments</text:h>
      <text:list text:style-name="L15">
        <text:list-item>
          <text:p text:style-name="P15">Piano (detunes over time).</text:p>
        </text:list-item>
        <text:list-item>
          <text:p text:style-name="P15">Strings (drone → vibrato → screech).</text:p>
        </text:list-item>
        <text:list-item>
          <text:p text:style-name="P15">Percussion (heartbeat → irregular panic → chains).</text:p>
        </text:list-item>
        <text:list-item>
          <text:p text:style-name="P15">Noise/static (grows as genocide nears).</text:p>
        </text:list-item>
        <text:list-item>
          <text:p text:style-name="P15"><text:soft-page-break/>Whisper vocals (hidden → dominant).</text:p>
        </text:list-item>
      </text:list>
      <text:h text:style-name="Heading_20_3" text:outline-level="3">Area 1: Hollow Vale</text:h>
      <text:list text:style-name="L16">
        <text:list-item>
          <text:p text:style-name="P16"><text:span text:style-name="Strong_20_Emphasis">14–10:</text:span> Minimal piano + drone.</text:p>
        </text:list-item>
        <text:list-item>
          <text:p text:style-name="P16"><text:span text:style-name="Strong_20_Emphasis">9–5:</text:span> Detuning, irregular percussion.</text:p>
        </text:list-item>
        <text:list-item>
          <text:p text:style-name="P16"><text:span text:style-name="Strong_20_Emphasis">4–2:</text:span> Reversed notes, static pulses.</text:p>
        </text:list-item>
        <text:list-item>
          <text:p text:style-name="P16"><text:span text:style-name="Strong_20_Emphasis">1:</text:span> Pure distortion, collapses to silence.</text:p>
        </text:list-item>
        <text:list-item>
          <text:p text:style-name="P16"><text:span text:style-name="Strong_20_Emphasis">Boss:</text:span> Chains as percussion, oppressive drone, whispers hidden.</text:p>
        </text:list-item>
      </text:list>
      <text:h text:style-name="Heading_20_3" text:outline-level="3">Area 2: Shattered Crypt</text:h>
      <text:list text:style-name="L17">
        <text:list-item>
          <text:p text:style-name="P17"><text:span text:style-name="Strong_20_Emphasis">14–10:</text:span> Hollow chimes + drones.</text:p>
        </text:list-item>
        <text:list-item>
          <text:p text:style-name="P17"><text:span text:style-name="Strong_20_Emphasis">9–6:</text:span> Glass cracking rhythm.</text:p>
        </text:list-item>
        <text:list-item>
          <text:p text:style-name="P17"><text:span text:style-name="Strong_20_Emphasis">5–3:</text:span> Frozen heartbeats, static builds.</text:p>
        </text:list-item>
        <text:list-item>
          <text:p text:style-name="P17"><text:span text:style-name="Strong_20_Emphasis">1:</text:span> Fade out → ice crack.</text:p>
        </text:list-item>
        <text:list-item>
          <text:p text:style-name="P17"><text:span text:style-name="Strong_20_Emphasis">Boss:</text:span> Metallic clangs, faint choir → silence mid-fight → screaming choir at climax.</text:p>
        </text:list-item>
      </text:list>
      <text:h text:style-name="Heading_20_3" text:outline-level="3">Area 3: Abyss Below</text:h>
      <text:list text:style-name="L18">
        <text:list-item>
          <text:p text:style-name="P18"><text:span text:style-name="Strong_20_Emphasis">13–10:</text:span> Sub-bass hum, faint.</text:p>
        </text:list-item>
        <text:list-item>
          <text:p text:style-name="P18"><text:span text:style-name="Strong_20_Emphasis">9–7:</text:span> Distorted echoes of earlier themes.</text:p>
        </text:list-item>
        <text:list-item>
          <text:p text:style-name="P18"><text:span text:style-name="Strong_20_Emphasis">6–3:</text:span> Static overtakes, percussion becomes glitches.</text:p>
        </text:list-item>
        <text:list-item>
          <text:p text:style-name="P18"><text:span text:style-name="Strong_20_Emphasis">1:</text:span> Silence → faint heartbeat.</text:p>
        </text:list-item>
        <text:list-item>
          <text:p text:style-name="P18"><text:span text:style-name="Strong_20_Emphasis">Boss:</text:span></text:p>
          <text:list>
            <text:list-item>
              <text:p text:style-name="P18">Phase 1: Deep bass drones.</text:p>
            </text:list-item>
            <text:list-item>
              <text:p text:style-name="P18">Phase 2: Chains + static shrieks.</text:p>
            </text:list-item>
            <text:list-item>
              <text:p text:style-name="P18">Phase 3: Silence → whispers circle in 3D.</text:p>
            </text:list-item>
          </text:list>
        </text:list-item>
        <text:list-item>
          <text:p text:style-name="P18"><text:span text:style-name="Strong_20_Emphasis">Ending:</text:span> Single distorted piano note fading endlessly.</text:p>
        </text:list-item>
      </text:list>
      <text:h text:style-name="Heading_20_3" text:outline-level="3">Burn Audio</text:h>
      <text:list text:style-name="L19">
        <text:list-item>
          <text:p text:style-name="P19"><text:span text:style-name="Strong_20_Emphasis">1st burn:</text:span> Track skips, restarts detuned.</text:p>
        </text:list-item>
        <text:list-item>
          <text:p text:style-name="P19"><text:span text:style-name="Strong_20_Emphasis">2nd burn:</text:span> Distortion layers added, percussion speeds up.</text:p>
        </text:list-item>
        <text:list-item>
          <text:p text:style-name="P19"><text:span text:style-name="Strong_20_Emphasis">3rd burn:</text:span> Whispers drown entire soundtrack.</text:p>
        </text:list-item>
      </text:list>
      <text:p text:style-name="Horizontal_20_Line"/>
      <text:h text:style-name="Heading_20_2" text:outline-level="2"><text:soft-page-break/>8. Visual Decay</text:h>
      <text:h text:style-name="Heading_20_3" text:outline-level="3">Environments</text:h>
      <text:list text:style-name="L20">
        <text:list-item>
          <text:p text:style-name="P20"><text:span text:style-name="Strong_20_Emphasis">Vale:</text:span> Forest decays → barren wasteland → gray void.</text:p>
        </text:list-item>
        <text:list-item>
          <text:p text:style-name="P20"><text:span text:style-name="Strong_20_Emphasis">Crypt:</text:span> Ice walls glitch, faces press out → collapse into darkness.</text:p>
        </text:list-item>
        <text:list-item>
          <text:p text:style-name="P20"><text:span text:style-name="Strong_20_Emphasis">Abyss:</text:span> Platforms break → stars collapse → screen fragments into static.</text:p>
        </text:list-item>
      </text:list>
      <text:h text:style-name="Heading_20_3" text:outline-level="3">Revives</text:h>
      <text:list text:style-name="L21">
        <text:list-item>
          <text:p text:style-name="P21"><text:span text:style-name="Strong_20_Emphasis">1st:</text:span> Brief crack flash.</text:p>
        </text:list-item>
        <text:list-item>
          <text:p text:style-name="P21"><text:span text:style-name="Strong_20_Emphasis">2nd:</text:span> Crack stays, glowing faintly.</text:p>
        </text:list-item>
        <text:list-item>
          <text:p text:style-name="P21"><text:span text:style-name="Strong_20_Emphasis">3rd:</text:span> Screen shattered, blurred, static overlay permanent.</text:p>
        </text:list-item>
      </text:list>
      <text:h text:style-name="Heading_20_3" text:outline-level="3">Bosses</text:h>
      <text:list text:style-name="L22">
        <text:list-item>
          <text:p text:style-name="P22"><text:span text:style-name="Strong_20_Emphasis">Vale:</text:span> Chains snap in sync with music → silence.</text:p>
        </text:list-item>
        <text:list-item>
          <text:p text:style-name="P22"><text:span text:style-name="Strong_20_Emphasis">Crypt:</text:span> Frozen throne shatters → darkness revealed.</text:p>
        </text:list-item>
        <text:list-item>
          <text:p text:style-name="P22"><text:span text:style-name="Strong_20_Emphasis">Abyss:</text:span> The screen itself becomes the boss. HUD, visuals, sound stripped away.</text:p>
        </text:list-item>
      </text:list>
      <text:p text:style-name="Horizontal_20_Line"/>
      <text:h text:style-name="Heading_20_2" text:outline-level="2">9. Level Design</text:h>
      <text:h text:style-name="Heading_20_3" text:outline-level="3">Area 1: Hollow Vale</text:h>
      <text:list text:style-name="L23">
        <text:list-item>
          <text:p text:style-name="P23">Monsters:</text:p>
          <text:list>
            <text:list-item>
              <text:p text:style-name="P23"><text:span text:style-name="Strong_20_Emphasis">Lurkers (10)</text:span> – weak, whisper triggers.</text:p>
            </text:list-item>
            <text:list-item>
              <text:p text:style-name="P23"><text:span text:style-name="Strong_20_Emphasis">Ashbeasts (3)</text:span> – hound packs, real threat.</text:p>
            </text:list-item>
            <text:list-item>
              <text:p text:style-name="P23"><text:span text:style-name="Strong_20_Emphasis">Watcher Fragment (1)</text:span> – escalation trigger.</text:p>
            </text:list-item>
          </text:list>
        </text:list-item>
        <text:list-item>
          <text:p text:style-name="P23">Boss: <text:span text:style-name="Strong_20_Emphasis">Wraith of Vale</text:span> → invisible/visible phases, whisper attacks.</text:p>
        </text:list-item>
        <text:list-item>
          <text:p text:style-name="P23">End: Forest drained of life → silence.</text:p>
        </text:list-item>
      </text:list>
      <text:h text:style-name="Heading_20_3" text:outline-level="3">Area 2: Shattered Crypt</text:h>
      <text:list text:style-name="L24">
        <text:list-item>
          <text:p text:style-name="P24">Monsters:</text:p>
          <text:list>
            <text:list-item>
              <text:p text:style-name="P24"><text:span text:style-name="Strong_20_Emphasis">Frostwraiths (8)</text:span> – slow player with frost trails.</text:p>
            </text:list-item>
            <text:list-item>
              <text:p text:style-name="P24"><text:span text:style-name="Strong_20_Emphasis">Gravehounds (4)</text:span> – burrow + leap attacks.</text:p>
            </text:list-item>
            <text:list-item>
              <text:p text:style-name="P24"><text:span text:style-name="Strong_20_Emphasis">Forgotten (2)</text:span> – frozen humanoids with massive swings.</text:p>
            </text:list-item>
          </text:list>
        </text:list-item>
        <text:list-item>
          <text:p text:style-name="P24">Boss: <text:span text:style-name="Strong_20_Emphasis">Keeper of Silence</text:span> → silence mid-fight, whispers return at climax.</text:p>
        </text:list-item>
        <text:list-item>
          <text:p text:style-name="P24">End: Crypt collapses into abyss.</text:p>
        </text:list-item>
      </text:list>
      <text:h text:style-name="Heading_20_3" text:outline-level="3"><text:soft-page-break/>Area 3: Abyss Below</text:h>
      <text:list text:style-name="L25">
        <text:list-item>
          <text:p text:style-name="P25">Monsters:</text:p>
          <text:list>
            <text:list-item>
              <text:p text:style-name="P25"><text:span text:style-name="Strong_20_Emphasis">Echo Shades (6)</text:span> – mimic player’s movements.</text:p>
            </text:list-item>
            <text:list-item>
              <text:p text:style-name="P25"><text:span text:style-name="Strong_20_Emphasis">Ashborn (4)</text:span> – burning skeletons, red flare.</text:p>
            </text:list-item>
            <text:list-item>
              <text:p text:style-name="P25"><text:span text:style-name="Strong_20_Emphasis">Watcher’s Husk (2)</text:span> – whisper directly at player.</text:p>
            </text:list-item>
            <text:list-item>
              <text:p text:style-name="P25"><text:span text:style-name="Strong_20_Emphasis">Last Remnant (1)</text:span> – frail figure, triggers collapse.</text:p>
            </text:list-item>
          </text:list>
        </text:list-item>
        <text:list-item>
          <text:p text:style-name="P25">Boss: <text:span text:style-name="Strong_20_Emphasis">The Abyss / The Maw of SOUL</text:span> → arena collapse, whispers as attacks, silence as weapon.</text:p>
        </text:list-item>
        <text:list-item>
          <text:p text:style-name="P25">Endings:</text:p>
          <text:list>
            <text:list-item>
              <text:p text:style-name="P25"><text:span text:style-name="Strong_20_Emphasis">Low revives:</text:span> Whisper → <text:span text:style-name="Emphasis">“You endured.”</text:span></text:p>
            </text:list-item>
            <text:list-item>
              <text:p text:style-name="P25"><text:span text:style-name="Strong_20_Emphasis">High revives:</text:span> Corrupted ending → <text:span text:style-name="Emphasis">“You don’t live — you only burn.”</text:span></text:p>
            </text:list-item>
            <text:list-item>
              <text:p text:style-name="P25"><text:span text:style-name="Strong_20_Emphasis">Failure:</text:span> Whisper → <text:span text:style-name="Emphasis">“…but nobody came.”</text:span></text:p>
            </text:list-item>
          </text:list>
        </text:list-item>
      </text:list>
      <text:p text:style-name="Horizontal_20_Line"/>
      <text:h text:style-name="Heading_20_2" text:outline-level="2">10. Technical Roadmap</text:h>
      <text:h text:style-name="Heading_20_3" text:outline-level="3">v0 (Launch)</text:h>
      <text:list text:style-name="L26">
        <text:list-item>
          <text:p text:style-name="P26">Pump.fun token launch.</text:p>
        </text:list-item>
        <text:list-item>
          <text:p text:style-name="P26">Raydium pool.</text:p>
        </text:list-item>
        <text:list-item>
          <text:p text:style-name="P26">Revoke mint/freeze authorities.</text:p>
        </text:list-item>
        <text:list-item>
          <text:p text:style-name="P26">Publish burn wallet + live Pyre counter on site.</text:p>
        </text:list-item>
      </text:list>
      <text:h text:style-name="Heading_20_3" text:outline-level="3">v1 (Prototype)</text:h>
      <text:list text:style-name="L27">
        <text:list-item>
          <text:p text:style-name="P27">Browser build.</text:p>
        </text:list-item>
        <text:list-item>
          <text:p text:style-name="P27">Core loop: death → wallet burn → verify → revive.</text:p>
        </text:list-item>
        <text:list-item>
          <text:p text:style-name="P27">Global counter synced to site.</text:p>
        </text:list-item>
      </text:list>
      <text:h text:style-name="Heading_20_3" text:outline-level="3">v2 (Expansion)</text:h>
      <text:list text:style-name="L28">
        <text:list-item>
          <text:p text:style-name="P28">Scaling revive costs.</text:p>
        </text:list-item>
        <text:list-item>
          <text:p text:style-name="P28">Run caps.</text:p>
        </text:list-item>
        <text:list-item>
          <text:p text:style-name="P28">Cosmetic unlocks via burn totals.</text:p>
        </text:list-item>
        <text:list-item>
          <text:p text:style-name="P28">Global whispers/music corruption tied to burns.</text:p>
        </text:list-item>
      </text:list>
      <text:h text:style-name="Heading_20_3" text:outline-level="3">v3 (Content)</text:h>
      <text:list text:style-name="L29">
        <text:list-item>
          <text:p text:style-name="P29">Area 2 + Area 3 added.</text:p>
        </text:list-item>
        <text:list-item>
          <text:p text:style-name="P29"><text:soft-page-break/>Leaderboards.</text:p>
        </text:list-item>
        <text:list-item>
          <text:p text:style-name="P29">Alternate corrupted endings.</text:p>
        </text:list-item>
      </text:list>
      <text:p text:style-name="Horizontal_20_Line"/>
      <text:h text:style-name="Heading_20_2" text:outline-level="2">11. Tone &amp; Identity</text:h>
      <text:list text:style-name="L30">
        <text:list-item>
          <text:p text:style-name="P30"><text:span text:style-name="Strong_20_Emphasis">No comfort. No reset. No mercy.</text:span></text:p>
        </text:list-item>
        <text:list-item>
          <text:p text:style-name="P30">Reviving = pain, not relief.</text:p>
        </text:list-item>
        <text:list-item>
          <text:p text:style-name="P30">Whispers escalate until unbearable.</text:p>
        </text:list-item>
        <text:list-item>
          <text:p text:style-name="P30">Environments decay into void.</text:p>
        </text:list-item>
        <text:list-item>
          <text:p text:style-name="P30">By the end, the player has nothing left but Determination — and the burn mechanic itself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0T22:49:03.720000000</meta:creation-date>
    <dc:date>2025-09-10T22:51:31.306000000</dc:date>
    <meta:editing-duration>PT2M30S</meta:editing-duration>
    <meta:editing-cycles>1</meta:editing-cycles>
    <meta:document-statistic meta:table-count="0" meta:image-count="0" meta:object-count="0" meta:page-count="7" meta:paragraph-count="169" meta:word-count="1095" meta:character-count="6336" meta:non-whitespace-character-count="5539"/>
    <meta:generator>LibreOffice/7.6.2.1$Windows_X86_64 LibreOffice_project/56f7684011345957bbf33a7ee678afaf4d2ba333</meta:generator>
  </office:meta>
</office:document-meta>
</file>